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6a209" officeooo:paragraph-rsid="0016a209"/>
    </style:style>
    <style:style style:name="P2" style:family="paragraph" style:parent-style-name="Standard">
      <style:text-properties style:font-name="FreeMono" officeooo:rsid="0016a209" officeooo:paragraph-rsid="00324046"/>
    </style:style>
    <style:style style:name="P3" style:family="paragraph" style:parent-style-name="Standard">
      <style:text-properties style:font-name="FreeMono" officeooo:rsid="0016a209" officeooo:paragraph-rsid="0037fba4"/>
    </style:style>
    <style:style style:name="P4" style:family="paragraph" style:parent-style-name="Standard">
      <style:text-properties style:font-name="FreeMono" officeooo:rsid="0016a209" officeooo:paragraph-rsid="0016a209" fo:background-color="#ffff00"/>
    </style:style>
    <style:style style:name="P5" style:family="paragraph" style:parent-style-name="Standard">
      <style:text-properties style:font-name="FreeMono" officeooo:rsid="0022d50e" officeooo:paragraph-rsid="0022d50e" fo:background-color="transparent"/>
    </style:style>
    <style:style style:name="P6" style:family="paragraph" style:parent-style-name="Standard">
      <style:paragraph-properties fo:break-before="page"/>
      <style:text-properties style:font-name="FreeMono" officeooo:rsid="0022d50e" officeooo:paragraph-rsid="0022d50e" fo:background-color="transparent"/>
    </style:style>
    <style:style style:name="P7" style:family="paragraph" style:parent-style-name="Standard">
      <style:text-properties style:font-name="FreeMono" officeooo:rsid="0025a15e" officeooo:paragraph-rsid="0025a15e" fo:background-color="transparent"/>
    </style:style>
    <style:style style:name="P8" style:family="paragraph" style:parent-style-name="Standard">
      <style:text-properties style:font-name="FreeMono" officeooo:rsid="00299a0f" officeooo:paragraph-rsid="00299a0f" fo:background-color="transparent"/>
    </style:style>
    <style:style style:name="P9" style:family="paragraph" style:parent-style-name="Standard">
      <style:paragraph-properties fo:break-before="page"/>
      <style:text-properties style:font-name="FreeMono" officeooo:rsid="00299a0f" officeooo:paragraph-rsid="00299a0f" fo:background-color="transparent"/>
    </style:style>
    <style:style style:name="P10" style:family="paragraph" style:parent-style-name="Standard">
      <style:paragraph-properties fo:break-before="page"/>
      <style:text-properties style:font-name="FreeMono" officeooo:rsid="0032a3bd" officeooo:paragraph-rsid="0032a3bd" fo:background-color="transparent"/>
    </style:style>
    <style:style style:name="P11" style:family="paragraph" style:parent-style-name="Standard">
      <style:text-properties style:font-name="FreeMono" officeooo:rsid="0032a3bd" officeooo:paragraph-rsid="0032a3bd" fo:background-color="transparent"/>
    </style:style>
    <style:style style:name="P12" style:family="paragraph" style:parent-style-name="Standard">
      <style:text-properties style:font-name="FreeMono" officeooo:rsid="003c5a6a" officeooo:paragraph-rsid="003c5a6a" fo:background-color="transparent"/>
    </style:style>
    <style:style style:name="P13" style:family="paragraph" style:parent-style-name="Standard">
      <style:text-properties style:font-name="FreeMono" officeooo:rsid="003ce73d" officeooo:paragraph-rsid="003ce73d" fo:background-color="transparent"/>
    </style:style>
    <style:style style:name="P14" style:family="paragraph" style:parent-style-name="Standard">
      <style:text-properties style:font-name="FreeMono" officeooo:rsid="0022fcf8" officeooo:paragraph-rsid="0022d50e" fo:background-color="#b4c7dc"/>
    </style:style>
    <style:style style:name="P15" style:family="paragraph" style:parent-style-name="Standard">
      <style:text-properties style:font-name="FreeMono" officeooo:rsid="002871b2" officeooo:paragraph-rsid="0025a15e" fo:background-color="#b4c7dc"/>
    </style:style>
    <style:style style:name="P16" style:family="paragraph" style:parent-style-name="Standard">
      <style:text-properties style:font-name="FreeMono" officeooo:rsid="001c3ae3" officeooo:paragraph-rsid="0016a209" fo:background-color="#b4c7dc"/>
    </style:style>
    <style:style style:name="P17" style:family="paragraph" style:parent-style-name="Standard">
      <style:text-properties style:font-name="FreeMono" officeooo:rsid="00348c0a" officeooo:paragraph-rsid="0032a3bd" fo:background-color="#b4c7dc"/>
    </style:style>
    <style:style style:name="P18" style:family="paragraph" style:parent-style-name="Standard">
      <style:text-properties style:font-name="FreeMono" officeooo:rsid="0032a3bd" officeooo:paragraph-rsid="0032a3bd" fo:background-color="#ffbf00"/>
    </style:style>
    <style:style style:name="P19" style:family="paragraph" style:parent-style-name="Standard">
      <style:text-properties officeooo:paragraph-rsid="0016a209"/>
    </style:style>
    <style:style style:name="P20" style:family="paragraph" style:parent-style-name="Standard">
      <style:text-properties officeooo:rsid="00191bd1" officeooo:paragraph-rsid="00191bd1"/>
    </style:style>
    <style:style style:name="P21" style:family="paragraph" style:parent-style-name="Standard">
      <style:text-properties officeooo:rsid="0022d50e" officeooo:paragraph-rsid="0022d50e" fo:background-color="transparent"/>
    </style:style>
    <style:style style:name="P22" style:family="paragraph" style:parent-style-name="Standard">
      <style:text-properties officeooo:rsid="002f6b71" officeooo:paragraph-rsid="0035eba3" fo:background-color="transparent"/>
    </style:style>
    <style:style style:name="P23" style:family="paragraph" style:parent-style-name="Standard">
      <style:text-properties officeooo:rsid="002f6b71" officeooo:paragraph-rsid="002f6b71" fo:background-color="transparent"/>
    </style:style>
    <style:style style:name="P24" style:family="paragraph" style:parent-style-name="Standard">
      <style:text-properties fo:background-color="#ffbf00"/>
    </style:style>
    <style:style style:name="T1" style:family="text">
      <style:text-properties style:text-position="sub 58%" officeooo:rsid="001c3ae3" fo:background-color="#ffff00" loext:char-shading-value="0"/>
    </style:style>
    <style:style style:name="T2" style:family="text">
      <style:text-properties style:text-position="sub 58%" officeooo:rsid="001d414d" fo:background-color="#ffff00" loext:char-shading-value="0"/>
    </style:style>
    <style:style style:name="T3" style:family="text">
      <style:text-properties style:text-position="sub 58%" officeooo:rsid="0022fcf8" fo:background-color="#ffff00" loext:char-shading-value="0"/>
    </style:style>
    <style:style style:name="T4" style:family="text">
      <style:text-properties style:text-position="sub 58%" officeooo:rsid="00246d7c" fo:background-color="#ffff00" loext:char-shading-value="0"/>
    </style:style>
    <style:style style:name="T5" style:family="text">
      <style:text-properties style:text-position="sub 58%" officeooo:rsid="00278bce" fo:background-color="#ffff00" loext:char-shading-value="0"/>
    </style:style>
    <style:style style:name="T6" style:family="text">
      <style:text-properties style:text-position="sub 58%" officeooo:rsid="00324046" fo:background-color="#ffff00" loext:char-shading-value="0"/>
    </style:style>
    <style:style style:name="T7" style:family="text">
      <style:text-properties style:text-position="sub 58%" officeooo:rsid="0034b88a" fo:background-color="#ffff00" loext:char-shading-value="0"/>
    </style:style>
    <style:style style:name="T8" style:family="text">
      <style:text-properties style:text-position="sub 58%" officeooo:rsid="00359943" fo:background-color="#ffff00" loext:char-shading-value="0"/>
    </style:style>
    <style:style style:name="T9" style:family="text">
      <style:text-properties style:text-position="sub 58%" officeooo:rsid="003d960f" fo:background-color="#ffff00" loext:char-shading-value="0"/>
    </style:style>
    <style:style style:name="T10" style:family="text">
      <style:text-properties style:text-position="sub 58%" officeooo:rsid="001c3ae3" fo:background-color="#ffbf00" loext:char-shading-value="0"/>
    </style:style>
    <style:style style:name="T11" style:family="text">
      <style:text-properties style:text-position="sub 58%" officeooo:rsid="001d22f6" fo:background-color="#ffbf00" loext:char-shading-value="0"/>
    </style:style>
    <style:style style:name="T12" style:family="text">
      <style:text-properties style:text-position="sub 58%" officeooo:rsid="001d414d" fo:background-color="#ffbf00" loext:char-shading-value="0"/>
    </style:style>
    <style:style style:name="T13" style:family="text">
      <style:text-properties style:text-position="sub 58%" officeooo:rsid="00246d7c" fo:background-color="#ffbf00" loext:char-shading-value="0"/>
    </style:style>
    <style:style style:name="T14" style:family="text">
      <style:text-properties style:text-position="sub 58%" officeooo:rsid="00278bce" fo:background-color="#ffbf00" loext:char-shading-value="0"/>
    </style:style>
    <style:style style:name="T15" style:family="text">
      <style:text-properties style:text-position="sub 58%" officeooo:rsid="00324046" fo:background-color="#ffbf00" loext:char-shading-value="0"/>
    </style:style>
    <style:style style:name="T16" style:family="text">
      <style:text-properties style:text-position="sub 58%" officeooo:rsid="0034b88a" fo:background-color="#ffbf00" loext:char-shading-value="0"/>
    </style:style>
    <style:style style:name="T17" style:family="text">
      <style:text-properties style:text-position="sub 58%" officeooo:rsid="00359943" fo:background-color="#ffbf00" loext:char-shading-value="0"/>
    </style:style>
    <style:style style:name="T18" style:family="text">
      <style:text-properties style:text-position="sub 58%" officeooo:rsid="00388571" fo:background-color="#ffbf00" loext:char-shading-value="0"/>
    </style:style>
    <style:style style:name="T19" style:family="text">
      <style:text-properties style:text-position="sub 58%" officeooo:rsid="003d960f" fo:background-color="#ffbf00" loext:char-shading-value="0"/>
    </style:style>
    <style:style style:name="T20" style:family="text">
      <style:text-properties style:text-position="sub 58%" officeooo:rsid="003d960f" fo:background-color="#ffbf00" loext:char-shading-value="0"/>
    </style:style>
    <style:style style:name="T21" style:family="text">
      <style:text-properties style:text-position="sub 58%" officeooo:rsid="001c3ae3" fo:background-color="#b4c7dc" loext:char-shading-value="0"/>
    </style:style>
    <style:style style:name="T22" style:family="text">
      <style:text-properties style:text-position="sub 58%" officeooo:rsid="001d414d" fo:background-color="#b4c7dc" loext:char-shading-value="0"/>
    </style:style>
    <style:style style:name="T23" style:family="text">
      <style:text-properties style:text-position="sub 58%" officeooo:rsid="00250f3d" fo:background-color="#b4c7dc" loext:char-shading-value="0"/>
    </style:style>
    <style:style style:name="T24" style:family="text">
      <style:text-properties style:text-position="sub 58%" officeooo:rsid="00278bce" fo:background-color="#b4c7dc" loext:char-shading-value="0"/>
    </style:style>
    <style:style style:name="T25" style:family="text">
      <style:text-properties style:text-position="sub 58%" officeooo:rsid="00324046" fo:background-color="#b4c7dc" loext:char-shading-value="0"/>
    </style:style>
    <style:style style:name="T26" style:family="text">
      <style:text-properties style:text-position="sub 58%" officeooo:rsid="0034b88a" fo:background-color="#b4c7dc" loext:char-shading-value="0"/>
    </style:style>
    <style:style style:name="T27" style:family="text">
      <style:text-properties style:text-position="sub 58%" officeooo:rsid="00359943" fo:background-color="#b4c7dc" loext:char-shading-value="0"/>
    </style:style>
    <style:style style:name="T28" style:family="text">
      <style:text-properties style:text-position="sub 58%" officeooo:rsid="00359943"/>
    </style:style>
    <style:style style:name="T29" style:family="text">
      <style:text-properties style:text-position="sub 58%" officeooo:rsid="0035eba3"/>
    </style:style>
    <style:style style:name="T30" style:family="text">
      <style:text-properties style:text-position="0% 100%" officeooo:rsid="001d22f6" fo:background-color="#ffbf00" loext:char-shading-value="0"/>
    </style:style>
    <style:style style:name="T31" style:family="text">
      <style:text-properties style:text-position="0% 100%" officeooo:rsid="001d414d" fo:background-color="#ffbf00" loext:char-shading-value="0"/>
    </style:style>
    <style:style style:name="T32" style:family="text">
      <style:text-properties style:text-position="0% 100%" officeooo:rsid="00246d7c" fo:background-color="#ffbf00" loext:char-shading-value="0"/>
    </style:style>
    <style:style style:name="T33" style:family="text">
      <style:text-properties style:text-position="0% 100%" officeooo:rsid="001c3ae3" fo:background-color="#ffbf00" loext:char-shading-value="0"/>
    </style:style>
    <style:style style:name="T34" style:family="text">
      <style:text-properties style:text-position="0% 100%" officeooo:rsid="00324046" fo:background-color="#ffbf00" loext:char-shading-value="0"/>
    </style:style>
    <style:style style:name="T35" style:family="text">
      <style:text-properties style:text-position="0% 100%" officeooo:rsid="0034b88a" fo:background-color="#ffbf00" loext:char-shading-value="0"/>
    </style:style>
    <style:style style:name="T36" style:family="text">
      <style:text-properties style:text-position="0% 100%" officeooo:rsid="00359943" fo:background-color="#ffbf00" loext:char-shading-value="0"/>
    </style:style>
    <style:style style:name="T37" style:family="text">
      <style:text-properties style:text-position="0% 100%" officeooo:rsid="00388571" fo:background-color="#ffbf00" loext:char-shading-value="0"/>
    </style:style>
    <style:style style:name="T38" style:family="text">
      <style:text-properties style:text-position="0% 100%" officeooo:rsid="0038b378" fo:background-color="#ffbf00" loext:char-shading-value="0"/>
    </style:style>
    <style:style style:name="T39" style:family="text">
      <style:text-properties style:text-position="0% 100%" officeooo:rsid="001c3ae3" fo:background-color="#b4c7dc" loext:char-shading-value="0"/>
    </style:style>
    <style:style style:name="T40" style:family="text">
      <style:text-properties style:text-position="0% 100%" officeooo:rsid="001d414d" fo:background-color="#b4c7dc" loext:char-shading-value="0"/>
    </style:style>
    <style:style style:name="T41" style:family="text">
      <style:text-properties style:text-position="0% 100%" officeooo:rsid="00324046" fo:background-color="#b4c7dc" loext:char-shading-value="0"/>
    </style:style>
    <style:style style:name="T42" style:family="text">
      <style:text-properties style:text-position="0% 100%" officeooo:rsid="0034b88a" fo:background-color="#b4c7dc" loext:char-shading-value="0"/>
    </style:style>
    <style:style style:name="T43" style:family="text">
      <style:text-properties style:text-position="0% 100%" officeooo:rsid="00359943" fo:background-color="#b4c7dc" loext:char-shading-value="0"/>
    </style:style>
    <style:style style:name="T44" style:family="text">
      <style:text-properties style:text-position="0% 100%" officeooo:rsid="001c3ae3" fo:background-color="#ffff00" loext:char-shading-value="0"/>
    </style:style>
    <style:style style:name="T45" style:family="text">
      <style:text-properties style:text-position="0% 100%" officeooo:rsid="001d414d" fo:background-color="#ffff00" loext:char-shading-value="0"/>
    </style:style>
    <style:style style:name="T46" style:family="text">
      <style:text-properties style:text-position="0% 100%" officeooo:rsid="0022fcf8" fo:background-color="#ffff00" loext:char-shading-value="0"/>
    </style:style>
    <style:style style:name="T47" style:family="text">
      <style:text-properties style:text-position="0% 100%" officeooo:rsid="00246d7c" fo:background-color="#ffff00" loext:char-shading-value="0"/>
    </style:style>
    <style:style style:name="T48" style:family="text">
      <style:text-properties style:text-position="0% 100%" officeooo:rsid="00324046" fo:background-color="#ffff00" loext:char-shading-value="0"/>
    </style:style>
    <style:style style:name="T49" style:family="text">
      <style:text-properties style:text-position="0% 100%" officeooo:rsid="0034b88a" fo:background-color="#ffff00" loext:char-shading-value="0"/>
    </style:style>
    <style:style style:name="T50" style:family="text">
      <style:text-properties style:text-position="0% 100%" officeooo:rsid="00359943" fo:background-color="#ffff00" loext:char-shading-value="0"/>
    </style:style>
    <style:style style:name="T51" style:family="text">
      <style:text-properties style:text-position="0% 100%" officeooo:rsid="00359943"/>
    </style:style>
    <style:style style:name="T52" style:family="text">
      <style:text-properties style:text-position="0% 100%" officeooo:rsid="0035eba3"/>
    </style:style>
    <style:style style:name="T53" style:family="text">
      <style:text-properties fo:background-color="#ffbf00" loext:char-shading-value="0"/>
    </style:style>
    <style:style style:name="T54" style:family="text">
      <style:text-properties officeooo:rsid="001c3ae3" fo:background-color="#ffbf00" loext:char-shading-value="0"/>
    </style:style>
    <style:style style:name="T55" style:family="text">
      <style:text-properties officeooo:rsid="001d22f6" fo:background-color="#ffbf00" loext:char-shading-value="0"/>
    </style:style>
    <style:style style:name="T56" style:family="text">
      <style:text-properties officeooo:rsid="001d414d" fo:background-color="#ffbf00" loext:char-shading-value="0"/>
    </style:style>
    <style:style style:name="T57" style:family="text">
      <style:text-properties officeooo:rsid="0022fcf8" fo:background-color="#ffbf00" loext:char-shading-value="0"/>
    </style:style>
    <style:style style:name="T58" style:family="text">
      <style:text-properties officeooo:rsid="00246d7c" fo:background-color="#ffbf00" loext:char-shading-value="0"/>
    </style:style>
    <style:style style:name="T59" style:family="text">
      <style:text-properties officeooo:rsid="00250f3d" fo:background-color="#ffbf00" loext:char-shading-value="0"/>
    </style:style>
    <style:style style:name="T60" style:family="text">
      <style:text-properties officeooo:rsid="0025a15e" fo:background-color="#ffbf00" loext:char-shading-value="0"/>
    </style:style>
    <style:style style:name="T61" style:family="text">
      <style:text-properties officeooo:rsid="00278bce" fo:background-color="#ffbf00" loext:char-shading-value="0"/>
    </style:style>
    <style:style style:name="T62" style:family="text">
      <style:text-properties officeooo:rsid="002871b2" fo:background-color="#ffbf00" loext:char-shading-value="0"/>
    </style:style>
    <style:style style:name="T63" style:family="text">
      <style:text-properties officeooo:rsid="00324046" fo:background-color="#ffbf00" loext:char-shading-value="0"/>
    </style:style>
    <style:style style:name="T64" style:family="text">
      <style:text-properties officeooo:rsid="00348c0a" fo:background-color="#ffbf00" loext:char-shading-value="0"/>
    </style:style>
    <style:style style:name="T65" style:family="text">
      <style:text-properties officeooo:rsid="0034b88a" fo:background-color="#ffbf00" loext:char-shading-value="0"/>
    </style:style>
    <style:style style:name="T66" style:family="text">
      <style:text-properties officeooo:rsid="003d960f" fo:background-color="#ffbf00" loext:char-shading-value="0"/>
    </style:style>
    <style:style style:name="T67" style:family="text">
      <style:text-properties officeooo:rsid="003d960f" fo:background-color="#ffbf00" loext:char-shading-value="0"/>
    </style:style>
    <style:style style:name="T68" style:family="text">
      <style:text-properties fo:background-color="transparent" loext:char-shading-value="0"/>
    </style:style>
    <style:style style:name="T69" style:family="text">
      <style:text-properties officeooo:rsid="001c3ae3" fo:background-color="transparent" loext:char-shading-value="0"/>
    </style:style>
    <style:style style:name="T70" style:family="text">
      <style:text-properties officeooo:rsid="001d22f6" fo:background-color="transparent" loext:char-shading-value="0"/>
    </style:style>
    <style:style style:name="T71" style:family="text">
      <style:text-properties fo:background-color="#b4c7dc" loext:char-shading-value="0"/>
    </style:style>
    <style:style style:name="T72" style:family="text">
      <style:text-properties officeooo:rsid="001c3ae3" fo:background-color="#b4c7dc" loext:char-shading-value="0"/>
    </style:style>
    <style:style style:name="T73" style:family="text">
      <style:text-properties officeooo:rsid="001d414d" fo:background-color="#b4c7dc" loext:char-shading-value="0"/>
    </style:style>
    <style:style style:name="T74" style:family="text">
      <style:text-properties officeooo:rsid="0022fcf8" fo:background-color="#b4c7dc" loext:char-shading-value="0"/>
    </style:style>
    <style:style style:name="T75" style:family="text">
      <style:text-properties officeooo:rsid="00246d7c" fo:background-color="#b4c7dc" loext:char-shading-value="0"/>
    </style:style>
    <style:style style:name="T76" style:family="text">
      <style:text-properties officeooo:rsid="00250f3d" fo:background-color="#b4c7dc" loext:char-shading-value="0"/>
    </style:style>
    <style:style style:name="T77" style:family="text">
      <style:text-properties officeooo:rsid="0025a15e" fo:background-color="#b4c7dc" loext:char-shading-value="0"/>
    </style:style>
    <style:style style:name="T78" style:family="text">
      <style:text-properties officeooo:rsid="00278bce" fo:background-color="#b4c7dc" loext:char-shading-value="0"/>
    </style:style>
    <style:style style:name="T79" style:family="text">
      <style:text-properties officeooo:rsid="002871b2" fo:background-color="#b4c7dc" loext:char-shading-value="0"/>
    </style:style>
    <style:style style:name="T80" style:family="text">
      <style:text-properties officeooo:rsid="002d9024" fo:background-color="#b4c7dc" loext:char-shading-value="0"/>
    </style:style>
    <style:style style:name="T81" style:family="text">
      <style:text-properties officeooo:rsid="00348c0a" fo:background-color="#b4c7dc" loext:char-shading-value="0"/>
    </style:style>
    <style:style style:name="T82" style:family="text">
      <style:text-properties officeooo:rsid="0034b88a" fo:background-color="#b4c7dc" loext:char-shading-value="0"/>
    </style:style>
    <style:style style:name="T83" style:family="text">
      <style:text-properties fo:background-color="#ffff00" loext:char-shading-value="0"/>
    </style:style>
    <style:style style:name="T84" style:family="text">
      <style:text-properties officeooo:rsid="001c3ae3" fo:background-color="#ffff00" loext:char-shading-value="0"/>
    </style:style>
    <style:style style:name="T85" style:family="text">
      <style:text-properties officeooo:rsid="001d414d" fo:background-color="#ffff00" loext:char-shading-value="0"/>
    </style:style>
    <style:style style:name="T86" style:family="text">
      <style:text-properties officeooo:rsid="001e6f90" fo:background-color="#ffff00" loext:char-shading-value="0"/>
    </style:style>
    <style:style style:name="T87" style:family="text">
      <style:text-properties officeooo:rsid="0022fcf8" fo:background-color="#ffff00" loext:char-shading-value="0"/>
    </style:style>
    <style:style style:name="T88" style:family="text">
      <style:text-properties officeooo:rsid="00246d7c" fo:background-color="#ffff00" loext:char-shading-value="0"/>
    </style:style>
    <style:style style:name="T89" style:family="text">
      <style:text-properties officeooo:rsid="00250f3d" fo:background-color="#ffff00" loext:char-shading-value="0"/>
    </style:style>
    <style:style style:name="T90" style:family="text">
      <style:text-properties officeooo:rsid="0025a15e" fo:background-color="#ffff00" loext:char-shading-value="0"/>
    </style:style>
    <style:style style:name="T91" style:family="text">
      <style:text-properties officeooo:rsid="00278bce" fo:background-color="#ffff00" loext:char-shading-value="0"/>
    </style:style>
    <style:style style:name="T92" style:family="text">
      <style:text-properties officeooo:rsid="002871b2" fo:background-color="#ffff00" loext:char-shading-value="0"/>
    </style:style>
    <style:style style:name="T93" style:family="text">
      <style:text-properties officeooo:rsid="00324046" fo:background-color="#ffff00" loext:char-shading-value="0"/>
    </style:style>
    <style:style style:name="T94" style:family="text">
      <style:text-properties officeooo:rsid="00348c0a" fo:background-color="#ffff00" loext:char-shading-value="0"/>
    </style:style>
    <style:style style:name="T95" style:family="text">
      <style:text-properties officeooo:rsid="0034b88a" fo:background-color="#ffff00" loext:char-shading-value="0"/>
    </style:style>
    <style:style style:name="T96" style:family="text">
      <style:text-properties officeooo:rsid="00359943" fo:background-color="#ffff00" loext:char-shading-value="0"/>
    </style:style>
    <style:style style:name="T97" style:family="text">
      <style:text-properties officeooo:rsid="003d960f" fo:background-color="#ffff00" loext:char-shading-value="0"/>
    </style:style>
    <style:style style:name="T98" style:family="text">
      <style:text-properties officeooo:rsid="001c3ae3"/>
    </style:style>
    <style:style style:name="T99" style:family="text">
      <style:text-properties style:font-name="FreeMono"/>
    </style:style>
    <style:style style:name="T100" style:family="text">
      <style:text-properties style:font-name="FreeMono" officeooo:rsid="0016a209" fo:background-color="transparent" loext:char-shading-value="0"/>
    </style:style>
    <style:style style:name="T101" style:family="text">
      <style:text-properties style:font-name="FreeMono" officeooo:rsid="0016a209" fo:background-color="#ffff00" loext:char-shading-value="0"/>
    </style:style>
    <style:style style:name="T102" style:family="text">
      <style:text-properties style:font-name="FreeMono" officeooo:rsid="001c3ae3" fo:background-color="#ffff00" loext:char-shading-value="0"/>
    </style:style>
    <style:style style:name="T103" style:family="text">
      <style:text-properties style:font-name="FreeMono" fo:background-color="#ffbf00" loext:char-shading-value="0"/>
    </style:style>
    <style:style style:name="T104" style:family="text">
      <style:text-properties officeooo:rsid="0022fcf8"/>
    </style:style>
    <style:style style:name="T105" style:family="text">
      <style:text-properties officeooo:rsid="00246d7c"/>
    </style:style>
    <style:style style:name="T106" style:family="text">
      <style:text-properties officeooo:rsid="00250f3d"/>
    </style:style>
    <style:style style:name="T107" style:family="text">
      <style:text-properties officeooo:rsid="0025a15e"/>
    </style:style>
    <style:style style:name="T108" style:family="text">
      <style:text-properties officeooo:rsid="00278bce"/>
    </style:style>
    <style:style style:name="T109" style:family="text">
      <style:text-properties officeooo:rsid="002871b2"/>
    </style:style>
    <style:style style:name="T110" style:family="text">
      <style:text-properties officeooo:rsid="002d9024"/>
    </style:style>
    <style:style style:name="T111" style:family="text">
      <style:text-properties officeooo:rsid="00315249"/>
    </style:style>
    <style:style style:name="T112" style:family="text">
      <style:text-properties officeooo:rsid="00348c0a"/>
    </style:style>
    <style:style style:name="T113" style:family="text">
      <style:text-properties officeooo:rsid="00359943"/>
    </style:style>
    <style:style style:name="T11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00">1f </text:span><text:span text:style-name="T101">0001 1111</text:span><text:span text:style-name="T100"><text:tab/></text:span><text:span text:style-name="T102">magic</text:span></text:p>
      <text:p text:style-name="P4"><text:span text:style-name="T68">9d </text:span>1001 1101<text:span text:style-name="T68"><text:tab/></text:span><text:span text:style-name="T98">magic</text:span></text:p>
      <text:p text:style-name="P1"><text:span text:style-name="T110">89</text:span> <text:span text:style-name="T53">1</text:span>00<text:span text:style-name="T110">0</text:span><text:span text:style-name="T71"> </text:span><text:span text:style-name="T80">1</text:span><text:span text:style-name="T71">00</text:span><text:span text:style-name="T80">1</text:span><text:span text:style-name="T68"><text:tab/></text:span><text:span text:style-name="T54">block mode</text:span><text:span text:style-name="T69"> </text:span><text:span text:style-name="T72">max </text:span><text:span text:style-name="T80">9</text:span><text:span text:style-name="T72"> bits</text:span></text:p>
      <text:p text:style-name="P16"/>
      <text:p text:style-name="P2">41 <text:span text:style-name="T83">0100 0001</text:span><text:span text:style-name="T68"><text:tab/></text:span><text:span text:style-name="T84">code: 001000001</text:span><text:span text:style-name="T1">2</text:span><text:span text:style-name="T44"> </text:span><text:span text:style-name="T48">041</text:span><text:span text:style-name="T6">16</text:span><text:span text:style-name="T48"> </text:span><text:span text:style-name="T86">0</text:span><text:span text:style-name="T84">65</text:span><text:span text:style-name="T1">10</text:span><text:span text:style-name="T84"> (</text:span><text:span text:style-name="T93">41</text:span><text:span text:style-name="T6">16</text:span><text:span text:style-name="T84">)</text:span></text:p>
      <text:p text:style-name="P2">02 <text:span text:style-name="T53">0000 001</text:span><text:span text:style-name="T83">0</text:span><text:span text:style-name="T68"><text:tab/></text:span><text:span text:style-name="T54">code: 100000001</text:span><text:span text:style-name="T10">2</text:span><text:span text:style-name="T33"> </text:span><text:span text:style-name="T34">101</text:span><text:span text:style-name="T15">16</text:span><text:span text:style-name="T34"> </text:span><text:span text:style-name="T54">257</text:span><text:span text:style-name="T10">10</text:span><text:span text:style-name="T54"> (</text:span><text:span text:style-name="T63">4141</text:span><text:span text:style-name="T15">16</text:span><text:span text:style-name="T54">)</text:span></text:p>
      <text:p text:style-name="P2">0a <text:span text:style-name="T71">0000 10</text:span><text:span text:style-name="T53">10</text:span><text:span text:style-name="T68"><text:tab/></text:span><text:span text:style-name="T72">code: </text:span><text:span text:style-name="T39">100000010</text:span><text:span text:style-name="T21">2</text:span><text:span text:style-name="T39"> </text:span><text:span text:style-name="T41">102</text:span><text:span text:style-name="T25">16</text:span><text:span text:style-name="T41"> </text:span><text:span text:style-name="T72">258</text:span><text:span text:style-name="T21">10</text:span><text:span text:style-name="T39"> (</text:span><text:span text:style-name="T41">414141</text:span><text:span text:style-name="T25">16</text:span><text:span text:style-name="T39">)</text:span></text:p>
      <text:p text:style-name="P2">1c <text:span text:style-name="T83">0001 1</text:span><text:span text:style-name="T71">100</text:span><text:span text:style-name="T68"><text:tab/></text:span><text:span text:style-name="T84">code: </text:span><text:span text:style-name="T44">100000011</text:span><text:span text:style-name="T1">2</text:span><text:span text:style-name="T44"> </text:span><text:span text:style-name="T48">103</text:span><text:span text:style-name="T6">16</text:span><text:span text:style-name="T48"> </text:span><text:span text:style-name="T84">259</text:span><text:span text:style-name="T1">10</text:span><text:span text:style-name="T44"> (</text:span><text:span text:style-name="T48">41414141</text:span><text:span text:style-name="T6">16</text:span><text:span text:style-name="T44">)</text:span></text:p>
      <text:p text:style-name="P2">48 <text:span text:style-name="T53">0100</text:span> <text:span text:style-name="T83">1000</text:span><text:span text:style-name="T70"><text:tab/></text:span><text:span text:style-name="T55">code: </text:span><text:span text:style-name="T30">100000100</text:span><text:span text:style-name="T11">2</text:span><text:span text:style-name="T30"> </text:span><text:span text:style-name="T34">104</text:span><text:span text:style-name="T15">16</text:span><text:span text:style-name="T34"> </text:span><text:span text:style-name="T55">260</text:span><text:span text:style-name="T11">10</text:span><text:span text:style-name="T30"> (</text:span><text:span text:style-name="T34">4141414141</text:span><text:span text:style-name="T15">16</text:span><text:span text:style-name="T30">)</text:span></text:p>
      <text:p text:style-name="P2">b0 <text:span text:style-name="T71">101</text:span><text:span text:style-name="T53">1 0000</text:span><text:span text:style-name="T68"><text:tab/></text:span><text:span text:style-name="T73">code: </text:span><text:span text:style-name="T40">100000101</text:span><text:span text:style-name="T22">2</text:span><text:span text:style-name="T40"> </text:span><text:span text:style-name="T41">105</text:span><text:span text:style-name="T25">16</text:span><text:span text:style-name="T41"> </text:span><text:span text:style-name="T73">261</text:span><text:span text:style-name="T22">10</text:span><text:span text:style-name="T40"> (AAAAAA)</text:span></text:p>
      <text:p text:style-name="P2">a0 <text:span text:style-name="T83">10</text:span><text:span text:style-name="T71">10 0000</text:span><text:span text:style-name="T68"><text:tab/></text:span><text:span text:style-name="T85">code: </text:span><text:span text:style-name="T45">100000110</text:span><text:span text:style-name="T2">2</text:span><text:span text:style-name="T45"> </text:span><text:span text:style-name="T48">106</text:span><text:span text:style-name="T6">16</text:span><text:span text:style-name="T48"> </text:span><text:span text:style-name="T85">262</text:span><text:span text:style-name="T2">10</text:span><text:span text:style-name="T45"> (AAAAAAA)</text:span></text:p>
      <text:p text:style-name="P3">c1 <text:span text:style-name="T53">1</text:span><text:span text:style-name="T83">100 0001</text:span><text:span text:style-name="T68"><text:tab/></text:span><text:span text:style-name="T56">code: </text:span><text:span text:style-name="T31">100000111</text:span><text:span text:style-name="T12">2</text:span><text:span text:style-name="T31"> </text:span><text:span text:style-name="T37">107</text:span><text:span text:style-name="T18">16</text:span><text:span text:style-name="T37"> </text:span><text:span text:style-name="T38">2</text:span><text:span text:style-name="T56">63</text:span><text:span text:style-name="T12">10</text:span><text:span text:style-name="T31"> (AAAAAAAA)</text:span></text:p>
      <text:p text:style-name="P20"><text:span text:style-name="T99">83 </text:span><text:span text:style-name="T103">1000 0011</text:span></text:p>
      <text:p text:style-name="Standard"/>
      <text:p text:style-name="Standard"><text:span text:style-name="T83">A</text:span><text:span text:style-name="T53">AA</text:span><text:span text:style-name="T71">AAA</text:span><text:span text:style-name="T83">AAAA</text:span><text:span text:style-name="T53">AAAAA</text:span><text:span text:style-name="T71">AAAAAA</text:span><text:span text:style-name="T83">AAAAAAA</text:span><text:span text:style-name="T53">AAAAAAAA</text:span></text:p>
      <text:p text:style-name="P24"/>
      <text:p text:style-name="P24"/>
      <text:p text:style-name="P22">065<text:span text:style-name="T28">10</text:span></text:p>
      <text:p text:style-name="P22"><text:span text:style-name="T113">dictcnt = 1</text:span><text:span text:style-name="T28">10</text:span><text:span text:style-name="T113">, finchar = 065</text:span><text:span text:style-name="T28">10</text:span><text:span text:style-name="T51">, </text:span><text:span text:style-name="T52">oldcode = 065</text:span><text:span text:style-name="T29">10</text:span></text:p>
      <text:p text:style-name="P22">257<text:span text:style-name="T28">10</text:span>:<text:tab/>stack 065, <text:span text:style-name="T111">065,</text:span></text:p>
      <text:p text:style-name="P22"><text:span text:style-name="T113">finchar = 065</text:span><text:span text:style-name="T28">10</text:span></text:p>
      <text:p text:style-name="P23"/>
      <text:p text:style-name="P12">11111111</text:p>
      <text:p text:style-name="P12">22222221</text:p>
      <text:p text:style-name="P12">33333322</text:p>
      <text:p text:style-name="P12">44444333</text:p>
      <text:p text:style-name="P12">55554444</text:p>
      <text:p text:style-name="P12">66655555</text:p>
      <text:p text:style-name="P12">77666666</text:p>
      <text:p text:style-name="P12">87777777</text:p>
      <text:p text:style-name="P12">88888888</text:p>
      <text:p text:style-name="P12"/>
      <text:p text:style-name="P12">11111111</text:p>
      <text:p text:style-name="P12">22222211</text:p>
      <text:p text:style-name="P12">33332222</text:p>
      <text:p text:style-name="P12">44333333</text:p>
      <text:p text:style-name="P12">44444444</text:p>
      <text:p text:style-name="P12">55555555</text:p>
      <text:p text:style-name="P12">66666655</text:p>
      <text:p text:style-name="P12">77776666</text:p>
      <text:p text:style-name="P12">88777777</text:p>
      <text:p text:style-name="P12">88888888</text:p>
      <text:p text:style-name="P12"/>
      <text:p text:style-name="P13">11111111</text:p>
      <text:p text:style-name="P13">22222111</text:p>
      <text:p text:style-name="P13">33222222</text:p>
      <text:p text:style-name="P13">33333333</text:p>
      <text:p text:style-name="P13">44444443</text:p>
      <text:p text:style-name="P13">55554444</text:p>
      <text:p text:style-name="P13">65555555</text:p>
      <text:p text:style-name="P13">66666666</text:p>
      <text:p text:style-name="P13">77777766</text:p>
      <text:p text:style-name="P13">88877777</text:p>
      <text:p text:style-name="P13">88888888</text:p>
      <text:p text:style-name="P10">1f <text:span text:style-name="T83">0001 1111</text:span><text:tab/><text:span text:style-name="T94">magic</text:span></text:p>
      <text:p text:style-name="P11">9d <text:span text:style-name="T83">1001 1101</text:span><text:tab/><text:span text:style-name="T94">magic</text:span></text:p>
      <text:p text:style-name="P11">90 <text:span text:style-name="T53">1</text:span>00<text:span text:style-name="T71">1 0000</text:span><text:tab/><text:span text:style-name="T64">block mode</text:span><text:span text:style-name="T112"> </text:span><text:span text:style-name="T81">max 16 bits</text:span></text:p>
      <text:p text:style-name="P17"/>
      <text:p text:style-name="P11">61 <text:span text:style-name="T83">0110 0001</text:span><text:tab/><text:span text:style-name="T95">001100001</text:span><text:span text:style-name="T7">2</text:span><text:span text:style-name="T95"> 061</text:span><text:span text:style-name="T7">16</text:span><text:span text:style-name="T49"> 097</text:span><text:span text:style-name="T7">10</text:span><text:span text:style-name="T49"> (61</text:span><text:span text:style-name="T7">16</text:span><text:span text:style-name="T49"> </text:span><text:span text:style-name="T50">a</text:span><text:span text:style-name="T49">)</text:span></text:p>
      <text:p text:style-name="P11">c4 <text:span text:style-name="T53">1100 010</text:span><text:span text:style-name="T83">0</text:span><text:tab/><text:span text:style-name="T65">001100010</text:span><text:span text:style-name="T16">2</text:span><text:span text:style-name="T65"> 062</text:span><text:span text:style-name="T16">16</text:span><text:span text:style-name="T65"> 098</text:span><text:span text:style-name="T16">10</text:span><text:span text:style-name="T35"> </text:span><text:span text:style-name="T36">(62</text:span><text:span text:style-name="T17">16</text:span><text:span text:style-name="T36"> b)</text:span></text:p>
      <text:p text:style-name="P11">c8 <text:span text:style-name="T71">1100 10</text:span><text:span text:style-name="T53">00</text:span><text:tab/><text:span text:style-name="T82">001110010</text:span><text:span text:style-name="T26">2</text:span><text:span text:style-name="T42"> 072</text:span><text:span text:style-name="T26">16</text:span><text:span text:style-name="T42"> </text:span><text:span text:style-name="T43">114</text:span><text:span text:style-name="T27">10</text:span></text:p>
      <text:p text:style-name="P11">09 <text:span text:style-name="T83">0000 1</text:span><text:span text:style-name="T71">001</text:span><text:tab/><text:span text:style-name="T96">001100001</text:span><text:span text:style-name="T8">2</text:span><text:span text:style-name="T96"> 061</text:span><text:span text:style-name="T8">16</text:span><text:span text:style-name="T50"> 097</text:span><text:span text:style-name="T8">10</text:span></text:p>
      <text:p text:style-name="P11">33 <text:span text:style-name="T53">0011</text:span> <text:span text:style-name="T83">0011</text:span><text:span text:style-name="T114"><text:tab/></text:span><text:span text:style-name="T67">001100011</text:span><text:span text:style-name="T20">2</text:span><text:span text:style-name="T67"> 063</text:span><text:span text:style-name="T20">16</text:span><text:span text:style-name="T67"> 99</text:span><text:span text:style-name="T20">10</text:span></text:p>
      <text:p text:style-name="P11">26 <text:span text:style-name="T71">001</text:span><text:span text:style-name="T53">0 0110</text:span></text:p>
      <text:p text:style-name="P11">0c <text:span text:style-name="T83">00</text:span><text:span text:style-name="T71">00 1100</text:span></text:p>
      <text:p text:style-name="P11">99 <text:span text:style-name="T53">1</text:span><text:span text:style-name="T83">001 1001</text:span></text:p>
      <text:p text:style-name="P11">80 <text:span text:style-name="T53">1000 0000</text:span></text:p>
      <text:p text:style-name="P18"/>
      <text:p text:style-name="P11">03 <text:span text:style-name="T83">0000 0011</text:span></text:p>
      <text:p text:style-name="P11">15 <text:span text:style-name="T53">0001 010</text:span><text:span text:style-name="T83">1</text:span></text:p>
      <text:p text:style-name="P11">20 <text:span text:style-name="T71">0010 00</text:span><text:span text:style-name="T53">00</text:span></text:p>
      <text:p text:style-name="P11">24 <text:span text:style-name="T83">0010 0</text:span><text:span text:style-name="T71">100</text:span></text:p>
      <text:p text:style-name="P11">68 <text:span text:style-name="T53">0110</text:span> <text:span text:style-name="T83">1000</text:span></text:p>
      <text:p text:style-name="P11">70 <text:span text:style-name="T71">011</text:span><text:span text:style-name="T53">1 0000</text:span></text:p>
      <text:p text:style-name="P11">a1 <text:span text:style-name="T83">10</text:span><text:span text:style-name="T71">10 0001</text:span></text:p>
      <text:p text:style-name="P11">42 <text:span text:style-name="T53">0</text:span><text:span text:style-name="T83">100 0010</text:span></text:p>
      <text:p text:style-name="P11">81 <text:span text:style-name="T53">1000 0001</text:span></text:p>
      <text:p text:style-name="P18"/>
      <text:p text:style-name="P11">0c <text:span text:style-name="T83">0000 1100</text:span></text:p>
      <text:p text:style-name="P11">0f <text:span text:style-name="T53">0000 111</text:span><text:span text:style-name="T83">1</text:span></text:p>
      <text:p text:style-name="P11">42 <text:span text:style-name="T71">0100 00</text:span><text:span text:style-name="T53">10</text:span></text:p>
      <text:p text:style-name="P11">54 <text:span text:style-name="T83">0101 0</text:span><text:span text:style-name="T71">100</text:span></text:p>
      <text:p text:style-name="P11">40 <text:span text:style-name="T53">0100</text:span> <text:span text:style-name="T83">0000<text:tab/></text:span><text:span text:style-name="T67">100010100</text:span><text:span text:style-name="T20">2</text:span><text:span text:style-name="T67"> 114</text:span><text:span text:style-name="T20">16</text:span><text:span text:style-name="T67"> 276</text:span><text:span text:style-name="T20">10</text:span></text:p>
      <text:p text:style-name="P11">11 000<text:span text:style-name="T53">1 0001</text:span></text:p>
      <text:p text:style-name="P6">enwik9.<text:span text:style-name="T104">Z</text:span></text:p>
      <text:p text:style-name="P21"/>
      <text:p text:style-name="P5">1f <text:span text:style-name="T87">0001 1111</text:span><text:span text:style-name="T104"><text:tab/></text:span><text:span text:style-name="T87">magic</text:span></text:p>
      <text:p text:style-name="P5">9d <text:span text:style-name="T87">1001 1101</text:span><text:span text:style-name="T104"><text:tab/></text:span><text:span text:style-name="T87">magic</text:span></text:p>
      <text:p text:style-name="P5">90 <text:span text:style-name="T57">1</text:span><text:span text:style-name="T104">00</text:span><text:span text:style-name="T74">1 0000</text:span><text:span text:style-name="T104"><text:tab/></text:span><text:span text:style-name="T57">block mode</text:span><text:span text:style-name="T104"> </text:span><text:span text:style-name="T74">max 16 bits</text:span></text:p>
      <text:p text:style-name="P14"/>
      <text:p text:style-name="P5">3c <text:span text:style-name="T87">0011 1100</text:span><text:span text:style-name="T104"><text:tab/></text:span><text:span text:style-name="T87">code: 000111100</text:span><text:span text:style-name="T3">2</text:span><text:span text:style-name="T46"> </text:span><text:span text:style-name="T47">03c</text:span><text:span text:style-name="T4">16</text:span><text:span text:style-name="T47"> </text:span><text:span text:style-name="T46">060</text:span><text:span text:style-name="T3">10</text:span></text:p>
      <text:p text:style-name="P5">da <text:span text:style-name="T57">1101 101</text:span><text:span text:style-name="T87">0</text:span><text:span text:style-name="T104"><text:tab/></text:span><text:span text:style-name="T57">code: </text:span><text:span text:style-name="T58">001101101</text:span><text:span text:style-name="T13">2</text:span><text:span text:style-name="T58"> 06d</text:span><text:span text:style-name="T13">16</text:span><text:span text:style-name="T32"> 109</text:span><text:span text:style-name="T13">10</text:span></text:p>
      <text:p text:style-name="P5">94 <text:span text:style-name="T74">1001 01</text:span><text:span text:style-name="T57">00</text:span><text:span text:style-name="T104"><text:tab/></text:span><text:span text:style-name="T75">code: </text:span><text:span text:style-name="T76">001100101</text:span><text:span text:style-name="T23">2</text:span><text:span text:style-name="T76"> 065</text:span><text:span text:style-name="T23">16</text:span><text:span text:style-name="T76"> 101</text:span><text:span text:style-name="T23">10</text:span></text:p>
      <text:p text:style-name="P5">21 <text:span text:style-name="T88">0010 0</text:span><text:span text:style-name="T75">001</text:span><text:span text:style-name="T105"><text:tab/></text:span><text:span text:style-name="T89">code: 001100100</text:span><text:span text:style-name="T5">2</text:span><text:span text:style-name="T91"> 064</text:span><text:span text:style-name="T5">16</text:span><text:span text:style-name="T91"> 100</text:span><text:span text:style-name="T5">10</text:span></text:p>
      <text:p text:style-name="P5">93 <text:span text:style-name="T59">1001</text:span><text:span text:style-name="T106"> </text:span><text:span text:style-name="T89">0011</text:span><text:span text:style-name="T106"><text:tab/></text:span><text:span text:style-name="T60">code: </text:span><text:span text:style-name="T61">001101001</text:span><text:span text:style-name="T14">2</text:span><text:span text:style-name="T61"> 069</text:span><text:span text:style-name="T14">16</text:span><text:span text:style-name="T61"> 105</text:span><text:span text:style-name="T14">10</text:span></text:p>
      <text:p text:style-name="P5">26 <text:span text:style-name="T77">001</text:span><text:span text:style-name="T60">0 0110</text:span><text:span text:style-name="T107"><text:tab/></text:span><text:span text:style-name="T77">code: </text:span><text:span text:style-name="T78">001100001</text:span><text:span text:style-name="T24">2</text:span><text:span text:style-name="T78"> 061</text:span><text:span text:style-name="T24">16</text:span><text:span text:style-name="T78"> 097</text:span><text:span text:style-name="T24">10</text:span></text:p>
      <text:p text:style-name="P5">cc <text:span text:style-name="T90">11</text:span><text:span text:style-name="T77">00 1100</text:span><text:span text:style-name="T107"><text:tab/></text:span><text:span text:style-name="T90">code: </text:span><text:span text:style-name="T91">001110111</text:span><text:span text:style-name="T5">2</text:span><text:span text:style-name="T91"> 077</text:span><text:span text:style-name="T5">16</text:span><text:span text:style-name="T91"> 119</text:span><text:span text:style-name="T5">10</text:span></text:p>
      <text:p text:style-name="P7">9d <text:span text:style-name="T53">1</text:span><text:span text:style-name="T83">001 1101</text:span><text:tab/><text:span text:style-name="T53">code: </text:span><text:span text:style-name="T61">001101001</text:span><text:span text:style-name="T14">2</text:span><text:span text:style-name="T61"> 069</text:span><text:span text:style-name="T14">16</text:span><text:span text:style-name="T61"> 105</text:span><text:span text:style-name="T14">10</text:span></text:p>
      <text:p text:style-name="P7">34 <text:span text:style-name="T53">0011 0100</text:span></text:p>
      <text:p text:style-name="P7"/>
      <text:p text:style-name="P7">&lt;<text:span text:style-name="T108">mediaw</text:span><text:span text:style-name="T109">i</text:span></text:p>
      <text:p text:style-name="P7"/>
      <text:p text:style-name="P7">6b <text:span text:style-name="T92">0110 1011</text:span></text:p>
      <text:p text:style-name="P7">d2 <text:span text:style-name="T62">1101 001</text:span><text:span text:style-name="T92">0</text:span></text:p>
      <text:p text:style-name="P7">80 <text:span text:style-name="T79">1000 00</text:span><text:span text:style-name="T62">00</text:span></text:p>
      <text:p text:style-name="P7">c0 <text:span text:style-name="T109">1100 0</text:span><text:span text:style-name="T79">000</text:span></text:p>
      <text:p text:style-name="P15"/>
      <text:p text:style-name="P15"/>
      <text:p text:style-name="P9"><text:span text:style-name="T109">e</text:span>nwik9.Z codes:</text:p>
      <text:p text:style-name="P8"/>
      <text:p text:style-name="P8">60</text:p>
      <text:p text:style-name="P8">109</text:p>
      <text:p text:style-name="P8">101</text:p>
      <text:p text:style-name="P8">100</text:p>
      <text:p text:style-name="P8">105</text:p>
      <text:p text:style-name="P8">97</text:p>
      <text:p text:style-name="P8">119</text:p>
      <text:p text:style-name="P8">105</text:p>
      <text:p text:style-name="P8">107</text:p>
      <text:p text:style-name="P8">105</text:p>
      <text:p text:style-name="P8">32</text:p>
      <text:p text:style-name="P8">120</text:p>
      <text:p text:style-name="P8">109</text:p>
      <text:p text:style-name="P8">108</text:p>
      <text:p text:style-name="P8">110</text:p>
      <text:p text:style-name="P8">115</text:p>
      <text:p text:style-name="P8">61</text:p>
      <text:p text:style-name="P8">34</text:p>
      <text:p text:style-name="P8">104</text:p>
      <text:p text:style-name="P8">116</text:p>
      <text:p text:style-name="P8">116</text:p>
      <text:p text:style-name="P8">112</text:p>
      <text:p text:style-name="P8">58</text:p>
      <text:p text:style-name="P8">47</text:p>
      <text:p text:style-name="P8">47</text:p>
      <text:p text:style-name="P8">119</text:p>
      <text:p text:style-name="P8">282</text:p>
      <text:p text:style-name="P8">46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00:19:36.584067796</meta:creation-date>
    <dc:date>2024-01-09T05:27:22.826596469</dc:date>
    <meta:editing-duration>P2DT1H14M47S</meta:editing-duration>
    <meta:editing-cycles>27</meta:editing-cycles>
    <meta:generator>LibreOffice/7.5.6.2$Linux_X86_64 LibreOffice_project/50$Build-2</meta:generator>
    <meta:document-statistic meta:table-count="0" meta:image-count="0" meta:object-count="0" meta:page-count="4" meta:paragraph-count="121" meta:word-count="360" meta:character-count="1939" meta:non-whitespace-character-count="1700"/>
  </office:meta>
</office:document-meta>
</file>